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6655006A5104D58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7688c4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7688c4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paragraph-rsid="007688c4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paragraph-rsid="007688c4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7688c4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9" style:family="paragraph" style:parent-style-name="Standard">
      <style:text-properties fo:font-size="6pt" officeooo:paragraph-rsid="007688c4" style:font-size-asian="5.25pt" style:font-size-complex="6pt"/>
    </style:style>
    <style:style style:name="P10" style:family="paragraph" style:parent-style-name="Text_20_body">
      <style:text-properties officeooo:rsid="0036d62d" officeooo:paragraph-rsid="0036d62d"/>
    </style:style>
    <style:style style:name="P11" style:family="paragraph" style:parent-style-name="Text_20_body">
      <style:text-properties officeooo:rsid="0036d62d" officeooo:paragraph-rsid="0038970b"/>
    </style:style>
    <style:style style:name="P12" style:family="paragraph" style:parent-style-name="Text_20_body">
      <style:text-properties officeooo:paragraph-rsid="0038970b"/>
    </style:style>
    <style:style style:name="P13" style:family="paragraph" style:parent-style-name="Text_20_body">
      <style:text-properties officeooo:rsid="00518f12" officeooo:paragraph-rsid="00518f12"/>
    </style:style>
    <style:style style:name="P14" style:family="paragraph" style:parent-style-name="Text_20_body">
      <style:text-properties officeooo:rsid="00518f12" officeooo:paragraph-rsid="0059e56f"/>
    </style:style>
    <style:style style:name="P15" style:family="paragraph" style:parent-style-name="Text_20_body">
      <style:paragraph-properties fo:text-align="start" style:justify-single-word="false"/>
      <style:text-properties officeooo:rsid="00518f12" officeooo:paragraph-rsid="006f6845"/>
    </style:style>
    <style:style style:name="P16" style:family="paragraph" style:parent-style-name="Text_20_body">
      <style:paragraph-properties fo:text-align="start" style:justify-single-word="false"/>
      <style:text-properties officeooo:rsid="00518f12" officeooo:paragraph-rsid="007892b7"/>
    </style:style>
    <style:style style:name="P17" style:family="paragraph" style:parent-style-name="Text_20_body">
      <style:paragraph-properties fo:text-align="start" style:justify-single-word="false"/>
      <style:text-properties officeooo:rsid="00518f12" officeooo:paragraph-rsid="007b5a8c"/>
    </style:style>
    <style:style style:name="P18" style:family="paragraph" style:parent-style-name="Text_20_body">
      <style:text-properties officeooo:rsid="00518f12" officeooo:paragraph-rsid="006f6845"/>
    </style:style>
    <style:style style:name="P19" style:family="paragraph" style:parent-style-name="Text_20_body">
      <style:text-properties officeooo:rsid="00518f12" officeooo:paragraph-rsid="007b5a8c"/>
    </style:style>
    <style:style style:name="P20" style:family="paragraph" style:parent-style-name="Text_20_body">
      <style:text-properties officeooo:paragraph-rsid="00568664"/>
    </style:style>
    <style:style style:name="P21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3" style:family="paragraph" style:parent-style-name="Text_20_body">
      <style:paragraph-properties fo:text-align="start" style:justify-single-word="false"/>
      <style:text-properties officeooo:rsid="005c226f" officeooo:paragraph-rsid="007b5a8c"/>
    </style:style>
    <style:style style:name="P24" style:family="paragraph" style:parent-style-name="Text_20_body">
      <style:text-properties officeooo:rsid="007f7019" officeooo:paragraph-rsid="0059173f"/>
    </style:style>
    <style:style style:name="P25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26" style:family="paragraph" style:parent-style-name="Text_20_body">
      <style:text-properties officeooo:rsid="007f7019" officeooo:paragraph-rsid="0063e9a7"/>
    </style:style>
    <style:style style:name="P27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29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30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33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34" style:family="paragraph" style:parent-style-name="Text_20_body">
      <style:paragraph-properties fo:text-align="start" style:justify-single-word="false"/>
      <style:text-properties officeooo:rsid="007d60a4" officeooo:paragraph-rsid="0071b911"/>
    </style:style>
    <style:style style:name="P35" style:family="paragraph" style:parent-style-name="Text_20_body">
      <style:paragraph-properties fo:text-align="start" style:justify-single-word="false"/>
      <style:text-properties officeooo:rsid="007d60a4" officeooo:paragraph-rsid="007b5a8c"/>
    </style:style>
    <style:style style:name="P36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37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38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39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40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41" style:family="paragraph" style:parent-style-name="Text_20_body">
      <style:text-properties officeooo:paragraph-rsid="0059173f"/>
    </style:style>
    <style:style style:name="P42" style:family="paragraph" style:parent-style-name="Text_20_body">
      <style:text-properties officeooo:rsid="00914ff6" officeooo:paragraph-rsid="0059173f"/>
    </style:style>
    <style:style style:name="P43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44" style:family="paragraph" style:parent-style-name="Text_20_body">
      <style:text-properties officeooo:rsid="00679aa0" officeooo:paragraph-rsid="0063e9a7"/>
    </style:style>
    <style:style style:name="P45" style:family="paragraph" style:parent-style-name="Text_20_body">
      <style:text-properties officeooo:paragraph-rsid="0063e9a7"/>
    </style:style>
    <style:style style:name="P46" style:family="paragraph" style:parent-style-name="Text_20_body">
      <style:text-properties officeooo:paragraph-rsid="00646959"/>
    </style:style>
    <style:style style:name="P47" style:family="paragraph" style:parent-style-name="Text_20_body">
      <style:text-properties officeooo:rsid="007ba53c" officeooo:paragraph-rsid="006f6845"/>
    </style:style>
    <style:style style:name="P48" style:family="paragraph" style:parent-style-name="Text_20_body">
      <style:text-properties officeooo:paragraph-rsid="006f6845"/>
    </style:style>
    <style:style style:name="P49" style:family="paragraph" style:parent-style-name="Text_20_body">
      <style:text-properties officeooo:rsid="007056c0" officeooo:paragraph-rsid="007056c0"/>
    </style:style>
    <style:style style:name="P50" style:family="paragraph" style:parent-style-name="Text_20_body">
      <style:paragraph-properties fo:text-align="start" style:justify-single-word="false"/>
      <style:text-properties officeooo:rsid="007056c0" officeooo:paragraph-rsid="007056c0"/>
    </style:style>
    <style:style style:name="P51" style:family="paragraph" style:parent-style-name="Text_20_body">
      <style:text-properties officeooo:rsid="0071b911" officeooo:paragraph-rsid="0071b911"/>
    </style:style>
    <style:style style:name="P52" style:family="paragraph" style:parent-style-name="Text_20_body">
      <style:text-properties officeooo:paragraph-rsid="007892b7"/>
    </style:style>
    <style:style style:name="P53" style:family="paragraph" style:parent-style-name="Text_20_body">
      <style:text-properties officeooo:paragraph-rsid="007b5a8c"/>
    </style:style>
    <style:style style:name="P54" style:family="paragraph" style:parent-style-name="Text_20_body">
      <style:paragraph-properties fo:break-before="page"/>
      <style:text-properties officeooo:rsid="0038970b" officeooo:paragraph-rsid="0060e4f2"/>
    </style:style>
    <style:style style:name="P55" style:family="paragraph" style:parent-style-name="Text_20_body" style:master-page-name="Standard">
      <style:paragraph-properties style:page-number="auto"/>
      <style:text-properties officeooo:paragraph-rsid="0063e9a7"/>
    </style:style>
    <style:style style:name="P56" style:family="paragraph" style:parent-style-name="Text_20_body">
      <style:text-properties officeooo:rsid="00518f12" officeooo:paragraph-rsid="007b5a8c"/>
    </style:style>
    <style:style style:name="P57" style:family="paragraph" style:parent-style-name="Text_20_body">
      <style:paragraph-properties fo:text-align="start" style:justify-single-word="false"/>
      <style:text-properties officeooo:rsid="00518f12" officeooo:paragraph-rsid="007d2a2f"/>
    </style:style>
    <style:style style:name="P58" style:family="paragraph" style:parent-style-name="Text_20_body">
      <style:text-properties officeooo:rsid="00518f12" officeooo:paragraph-rsid="007d2a2f"/>
    </style:style>
    <style:style style:name="P59" style:family="paragraph" style:parent-style-name="Text_20_body">
      <style:text-properties officeooo:paragraph-rsid="007d2a2f"/>
    </style:style>
    <style:style style:name="P60" style:family="paragraph" style:parent-style-name="Heading_20_1" style:master-page-name="First_20_Page">
      <style:paragraph-properties style:page-number="auto"/>
      <style:text-properties officeooo:rsid="0060e4f2"/>
    </style:style>
    <style:style style:name="P61" style:family="paragraph" style:parent-style-name="Heading_20_2">
      <style:text-properties officeooo:rsid="0060e4f2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break-before="page"/>
      <style:text-properties officeooo:rsid="0060e4f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0e4f2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518f12"/>
    </style:style>
    <style:style style:name="T9" style:family="text">
      <style:text-properties officeooo:rsid="00568664"/>
    </style:style>
    <style:style style:name="T10" style:family="text">
      <style:text-properties officeooo:rsid="0059da7d"/>
    </style:style>
    <style:style style:name="T11" style:family="text">
      <style:text-properties officeooo:rsid="008e0bb8"/>
    </style:style>
    <style:style style:name="T12" style:family="text">
      <style:text-properties officeooo:rsid="005f371a"/>
    </style:style>
    <style:style style:name="T13" style:family="text">
      <style:text-properties officeooo:rsid="0066816f"/>
    </style:style>
    <style:style style:name="T14" style:family="text">
      <style:text-properties officeooo:rsid="0093ac86"/>
    </style:style>
    <style:style style:name="T15" style:family="text">
      <style:text-properties officeooo:rsid="008b03c6"/>
    </style:style>
    <style:style style:name="T16" style:family="text">
      <style:text-properties officeooo:rsid="005dc898"/>
    </style:style>
    <style:style style:name="T17" style:family="text">
      <style:text-properties officeooo:rsid="00701332"/>
    </style:style>
    <style:style style:name="T18" style:family="text">
      <style:text-properties officeooo:rsid="0079f24b"/>
    </style:style>
    <style:style style:name="T19" style:family="text">
      <style:text-properties officeooo:rsid="009bb19f"/>
    </style:style>
    <style:style style:name="T20" style:family="text">
      <style:text-properties officeooo:rsid="005c226f"/>
    </style:style>
    <style:style style:name="T21" style:family="text">
      <style:text-properties officeooo:rsid="005f133e"/>
    </style:style>
    <style:style style:name="T22" style:family="text">
      <style:text-properties officeooo:rsid="0071f134"/>
    </style:style>
    <style:style style:name="T23" style:family="text">
      <style:text-properties officeooo:rsid="0059e56f"/>
    </style:style>
    <style:style style:name="T24" style:family="text">
      <style:text-properties officeooo:rsid="0060e4f2"/>
    </style:style>
    <style:style style:name="T25" style:family="text">
      <style:text-properties officeooo:rsid="006a5e6a"/>
    </style:style>
    <style:style style:name="T26" style:family="text">
      <style:text-properties officeooo:rsid="0068cc68"/>
    </style:style>
    <style:style style:name="T27" style:family="text">
      <style:text-properties officeooo:rsid="007f7019"/>
    </style:style>
    <style:style style:name="T28" style:family="text">
      <style:text-properties officeooo:rsid="00679aa0"/>
    </style:style>
    <style:style style:name="T29" style:family="text">
      <style:text-properties officeooo:rsid="00660871"/>
    </style:style>
    <style:style style:name="T30" style:family="text">
      <style:text-properties officeooo:rsid="0060e590"/>
    </style:style>
    <style:style style:name="T31" style:family="text">
      <style:text-properties officeooo:rsid="006a19e7"/>
    </style:style>
    <style:style style:name="T32" style:family="text">
      <style:text-properties officeooo:rsid="007ba53c"/>
    </style:style>
    <style:style style:name="T33" style:family="text">
      <style:text-properties officeooo:rsid="007bfbf6"/>
    </style:style>
    <style:style style:name="T34" style:family="text">
      <style:text-properties officeooo:rsid="00722294"/>
    </style:style>
    <style:style style:name="T35" style:family="text">
      <style:text-properties officeooo:rsid="007a4e3a"/>
    </style:style>
    <style:style style:name="T36" style:family="text">
      <style:text-properties officeooo:rsid="007a8d30"/>
    </style:style>
    <style:style style:name="T37" style:family="text">
      <style:text-properties officeooo:rsid="007b5a8c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Ημερήσια αναφορά συνδρομικής επιτήρησης σε κέντρα φιλοξεν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1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61" text:outline-level="2">Συνολικά δεδομένα από όλα τα κέντρα.</text:h>
      <text:p text:style-name="Text_20_body"><text:span text:style-name="T3">Πίνακας 1</text:span><text:span text:style-name="T2">: </text:span><text:span text:style-name="T24">Δεδομένα ανά σύνδρομο από όλα τα κέντρα</text:span>, \Sexpr{format(tgtdate-1, "%d-%m-%Y")}</text:p>
      <text:p text:style-name="Text_20_body">&lt;&lt;Table1, echo=FALSE, results=xml&gt;&gt;=</text:p>
      <text:p text:style-name="P49">options("OutDec"=",")</text:p>
      <text:p text:style-name="P47">tb1 &lt;- makeTable1(lang)</text:p>
      <text:p text:style-name="P15">tb<text:span text:style-name="T32">1</text:span>Styles &lt;- tableStyles(<text:span text:style-name="T32">tb1</text:span>, useRowNames=FALSE, header=colnames(<text:span text:style-name="T32">tb1</text:span>))</text:p>
      <text:p text:style-name="P18">tb<text:span text:style-name="T32">1</text:span>Styles$header[tb<text:span text:style-name="T32">1</text:span>Styles$header=="MyCenteredNormal"] &lt;- "MyCenteredSmall"</text:p>
      <text:p text:style-name="P18">tb1Styles$text[tb1Styles$text=="MyCenteredNormal"] &lt;- "MyCenteredSmall"</text:p>
      <text:p text:style-name="P48">odfTable(<text:span text:style-name="T33">tb1</text:span>, useRowNames=FALSE, styles=t<text:span text:style-name="T8">b1S</text:span>tyles)</text:p>
      <text:p text:style-name="P48">@</text:p>
      <text:p text:style-name="P55">&lt;&lt;diag<text:span text:style-name="T25">s1</text:span>, echo = FALSE, results = xml&gt;&gt;=</text:p>
      <text:p text:style-name="P49">options("OutDec"=".")</text:p>
      <text:p text:style-name="P29">odfPageBreak()</text:p>
      <text:p text:style-name="P44">for (j in 1:13) {</text:p>
      <text:p text:style-name="P26">styles &lt;- getStyles()</text:p>
      <text:p text:style-name="P26">styles$paragraph &lt;- "My<text:span text:style-name="T26">Header</text:span>"</text:p>
      <text:p text:style-name="P26">setStyles(styles)</text:p>
      <text:p text:style-name="P36">cat(odfCat(sprintf(<text:span text:style-name="T27">"%s. %s"</text:span>, <text:span text:style-name="T28">j</text:span>, syndroDesc[<text:span text:style-name="T28">j</text:span>, lang])))</text:p>
      <text:p text:style-name="P26">styles &lt;- getStyles()</text:p>
      <text:p text:style-name="P26">styles$paragraph &lt;- "MyNormal"</text:p>
      <text:p text:style-name="P26">setStyles(styles)</text:p>
      <text:p text:style-name="P36">cat(odfCat(sprintf(alDayLabels[1, lang], <text:span text:style-name="T28">j</text:span>, syndroDesc[<text:span text:style-name="T28">j</text:span>, lang])))</text:p>
      <text:p text:style-name="P33"><text:span text:style-name="T29">cairo_ps</text:span>(<text:span text:style-name="T28">sprintf("fits%s.ps", j)</text:span>, width=<text:span text:style-name="T29">9.8</text:span>, height=<text:span text:style-name="T29">5.5</text:span>, <text:span text:style-name="T29">pointsize=12</text:span>)</text:p>
      <text:p text:style-name="P34">plotOne(fits[[<text:span text:style-name="T28">j</text:span>]], <text:span text:style-name="T30">lang=lang, stoptgt=TRUE</text:span>)</text:p>
      <text:p text:style-name="P33">dev.off()</text:p>
      <text:p text:style-name="P33"><text:span text:style-name="T17">cat(</text:span>odfInsertPlot(<text:span text:style-name="T28">sprintf("fits%s.ps", j)</text:span>, height=3.8, width=3.8*<text:span text:style-name="T35">9.8</text:span>/<text:span text:style-name="T35">5.5</text:span>, <text:span text:style-name="T18">externalFile=TRUE))</text:span></text:p>
      <text:p text:style-name="P38">file.remove(<text:span text:style-name="T28">sprintf("fits%s.ps", j)</text:span>)</text:p>
      <text:p text:style-name="P29"><text:span text:style-name="T14">if (j %% 2 == 0) cat(as.character(</text:span>odfPageBreak()<text:span text:style-name="T15">))</text:span></text:p>
      <text:p text:style-name="P43">}</text:p>
      <text:p text:style-name="P26">styles &lt;- getStyles()</text:p>
      <text:p text:style-name="P26">styles$paragraph &lt;- "My<text:span text:style-name="T25">CenteredNormal</text:span>"</text:p>
      <text:p text:style-name="P25">setStyles(styles)</text:p>
      <text:p text:style-name="P45">@</text:p>
      <text:h text:style-name="P63" text:outline-level="2">Αναφορά των ειδοποιήσεων που εντοπίστηκαν</text:h>
      <text:p text:style-name="P10"><text:span text:style-name="T3">Πίνακας </text:span><text:span text:style-name="T2">2: </text:span><text:span text:style-name="T24">Ειδοποιήσεις της ημέρας, από το σύνολο των κέντρων και από κάθε κέντρο ξεχωριστά.</text:span></text:p>
      <text:p text:style-name="Text_20_body"/>
      <text:p text:style-name="Text_20_body">&lt;&lt;Table2a, echo=FALSE, results=xml&gt;&gt;=</text:p>
      <text:p text:style-name="P49">options("OutDec"=",")</text:p>
      <text:p text:style-name="Text_20_body">if (nrow(table2a)&gt;0) {</text:p>
      <text:p text:style-name="P57">tb2aStyles &lt;- tableStyles(<text:span text:style-name="T23">formatTableA(table2a, lang)</text:span>, useRowNames=FALSE, header=colnames(<text:span text:style-name="T23">formatTableA(table2a, lang)</text:span>))</text:p>
      <text:p text:style-name="P58">tb2aStyles$header[tb2aStyles$header=="MyCenteredNormal"] &lt;- "MyCenteredSmall"</text:p>
      <text:p text:style-name="P58">tb2aStyles$text[tb2aStyles$text=="MyCenteredNormal"] &lt;- "MyCenteredSmall"</text:p>
      <text:p text:style-name="P59">odfTable(<text:span text:style-name="T31">formatTableA(table2a, lang)</text:span>, useRowNames=FALSE, <text:span text:style-name="T37">styles=tb2aStyles</text:span>)</text:p>
      <text:p text:style-name="Text_20_body">} else {</text:p>
      <text:p text:style-name="Text_20_body"><text:tab/>odfCat(<text:span text:style-name="T9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16">tb2bStyles &lt;- tableStyles(<text:span text:style-name="T31">formatTableB(table2b, lang)</text:span>, useRowNames=FALSE, header=colnames(<text:span text:style-name="T31">formatTableB(table2b, lang)</text:span>))</text:p>
      <text:p text:style-name="P14">tb2bStyles$header[tb2bStyles$header=="MyCenteredNormal"] &lt;- "MyCenteredSmall"</text:p>
      <text:p text:style-name="P14">tb2bStyles$text[tb2bStyles$text=="MyCenteredNormal"] &lt;- "MyCenteredSmall"</text:p>
      <text:p text:style-name="P52">odfTable(<text:span text:style-name="T31">formatTableB(table2b, lang)</text:span>, useRowNames=FALSE, styles=t<text:span text:style-name="T8">b2bS</text:span>tyles)</text:p>
      <text:p text:style-name="Text_20_body">} else {</text:p>
      <text:p text:style-name="P20"><text:tab/>odfCat(<text:span text:style-name="T9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21"/>
      <text:p text:style-name="P54"><text:span text:style-name="T3">Πίνακας</text:span><text:span text:style-name="T2"> 3: </text:span><text:span text:style-name="T24">Ειδοποιήσεις των τελευταίων 7 ημερών, από το σύνολο των κέντρων και από κάθε κέντρο ξεχωριστά.</text:span></text:p>
      <text:p text:style-name="P12"/>
      <text:p text:style-name="Text_20_body">&lt;&lt;Table3a, echo=FALSE, results=xml&gt;&gt;=</text:p>
      <text:p text:style-name="Text_20_body">if (nrow(table3a)&gt;0) {</text:p>
      <text:p text:style-name="P17">tb3aStyles &lt;- tableStyles(<text:span text:style-name="T23">formatTableA(table3a, lang)</text:span>, useRowNames=FALSE, header=colnames(<text:span text:style-name="T23">formatTableA(table3a, lang)</text:span>))</text:p>
      <text:p text:style-name="P19">tb3aStyles$header[tb3aStyles$header=="MyCenteredNormal"] &lt;- "MyCenteredSmall"</text:p>
      <text:p text:style-name="P19">tb3aStyles$text[tb3aStyles$text=="MyCenteredNormal"] &lt;- "MyCenteredSmall"</text:p>
      <text:p text:style-name="P53">odfTable(<text:span text:style-name="T31">formatTableA(table3a, lang)</text:span>, useRowNames=FALSE, <text:span text:style-name="T37">styles=tb3aStyles</text:span>)</text:p>
      <text:p text:style-name="Text_20_body">} else {</text:p>
      <text:p text:style-name="P20"><text:tab/>odfCat(<text:span text:style-name="T9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16">tb3bStyles &lt;- tableStyles(<text:span text:style-name="T23">formatTableB(table3b, lang)</text:span>, useRowNames=FALSE, header=colnames(<text:span text:style-name="T23">formatTableB(table3b, lang)</text:span>))</text:p>
      <text:p text:style-name="P13">tb3bStyles$header[tb3bStyles$header=="MyCenteredNormal"] &lt;- "MyCenteredSmall"</text:p>
      <text:p text:style-name="P13">tb3bStyles$text[tb3bStyles$text=="MyCenteredNormal"] &lt;- "MyCenteredSmall"</text:p>
      <text:p text:style-name="P52">odfTable<text:span text:style-name="T23">(formatTableB(table3b, lang)</text:span>, useRowNames=FALSE, styles=t<text:span text:style-name="T8">b3bS</text:span>tyles)</text:p>
      <text:p text:style-name="Text_20_body">} else {</text:p>
      <text:p text:style-name="P20"><text:tab/>odfCat(<text:span text:style-name="T9">noAlertMsg[4, lang]</text:span>)</text:p>
      <text:p text:style-name="Text_20_body">}</text:p>
      <text:p text:style-name="Text_20_body">@</text:p>
      <text:p text:style-name="Text_20_body"/>
      <text:p text:style-name="P11"/>
      <text:h text:style-name="P62" text:outline-level="2"><text:span text:style-name="T24">Ειδοποιήσεις τις ημέρας</text:span>: <text:span text:style-name="T24">διαγράμματα</text:span></text:h>
      <text:p text:style-name="P41">&lt;&lt;<text:span text:style-name="T10">dayalerts</text:span>, echo = FALSE, results = xml&gt;&gt;=</text:p>
      <text:p text:style-name="P22">if (nrow(table2a)+nrow(table2b)==0) {</text:p>
      <text:p text:style-name="P46"><text:span text:style-name="T11">cat(</text:span>odfCat(<text:span text:style-name="T9">noAlertMsg[5, lang]</text:span>)<text:span text:style-name="T11">)</text:span></text:p>
      <text:p text:style-name="P22">} else {</text:p>
      <text:p text:style-name="P24"/>
      <text:p text:style-name="P24">styles &lt;- getStyles()</text:p>
      <text:p text:style-name="P24">styles$paragraph &lt;- "MyNormal"</text:p>
      <text:p text:style-name="P24">setStyles(styles)</text:p>
      <text:p text:style-name="P27">cnt &lt;- <text:span text:style-name="T12">13</text:span></text:p>
      <text:p text:style-name="P22"/>
      <text:p text:style-name="P50">options("OutDec"=".")</text:p>
      <text:p text:style-name="P22">if (nrow(table2b)&gt;0) { for (i in 1:nrow(table2b)<text:span text:style-name="T13">)</text:span> {</text:p>
      <text:p text:style-name="P28"><text:span text:style-name="T14">if (cnt&gt;13) cat(as.character(</text:span>odfPageBreak()<text:span text:style-name="T15">))</text:span></text:p>
      <text:p text:style-name="P30">cnt &lt;- cnt + 1</text:p>
      <text:p text:style-name="P22"><text:span text:style-name="T16">syndro &lt;- </text:span>table2b[i,<text:span text:style-name="T16">"</text:span>syndro<text:span text:style-name="T16">"</text:span>]; <text:span text:style-name="T16">camp &lt;- table2b[i,"camp"]</text:span></text:p>
      <text:p text:style-name="P22"><text:span text:style-name="T16">fname &lt;- </text:span>sprintf(<text:span text:style-name="T16">"</text:span>fitAl-%<text:span text:style-name="T16">s</text:span>-%s<text:span text:style-name="T16">.png", camp, </text:span>syndro)</text:p>
      <text:p text:style-name="P35"><text:span text:style-name="T29">cairo_ps</text:span>(<text:span text:style-name="T16">fname</text:span>, width=<text:span text:style-name="T29">9.5</text:span>, height=<text:span text:style-name="T29">5.5</text:span>, <text:span text:style-name="T29">pointsize=12</text:span>)</text:p>
      <text:p text:style-name="P35">plotOne(fits<text:span text:style-name="T21">D[[camp]]</text:span>[[<text:span text:style-name="T16">syndro</text:span>]], <text:span text:style-name="T30">lang=lang, stoptgt=TRUE</text:span>)</text:p>
      <text:p text:style-name="P31">dev.off()</text:p>
      <text:p text:style-name="P40">cat(odfCat(sprintf(alDayLabels[2, lang], cnt, syndroDesc[<text:span text:style-name="T34">syndro</text:span>, lang], camp, camps[match(camp, camps$codecamp), lang])))</text:p>
      <text:p text:style-name="P31"><text:span text:style-name="T22">cat(</text:span>odfInsertPlot(<text:span text:style-name="T16">fname</text:span>, height=3.8, width=3.8*3<text:span text:style-name="T36">920</text:span>/2200, <text:span text:style-name="T18">externalFile=TRUE))</text:span></text:p>
      <text:p text:style-name="P37">file.remove(fname)</text:p>
      <text:p text:style-name="P39">if (syndro&lt;=5) {</text:p>
      <text:p text:style-name="P23"><text:span text:style-name="T16">fname &lt;- </text:span>sprintf(<text:span text:style-name="T16">"ages</text:span>Al-%<text:span text:style-name="T16">s</text:span>-%s<text:span text:style-name="T16">.ps", camp, </text:span>syndro)</text:p>
      <text:p text:style-name="P35"><text:span text:style-name="T29">cairo_ps</text:span>(<text:span text:style-name="T16">fname</text:span>, width=<text:span text:style-name="T29">9.5</text:span>, height=<text:span text:style-name="T29">5.5</text:span>, <text:span text:style-name="T29">pointsize</text:span>=<text:span text:style-name="T29">12</text:span>)</text:p>
      <text:p text:style-name="P32">plot<text:span text:style-name="T19">Ages</text:span>(<text:span text:style-name="T16">syndro, camp, lang=lang</text:span>)</text:p>
      <text:p text:style-name="P31">dev.off()</text:p>
      <text:p text:style-name="P31"><text:span text:style-name="T17">cat(</text:span>odfInsertPlot(<text:span text:style-name="T16">fname</text:span>, height=3.8, width=3.8*3<text:span text:style-name="T36">920</text:span>/2200, <text:span text:style-name="T18">externalFile=TRUE))</text:span></text:p>
      <text:p text:style-name="P37">file.remove(fname)</text:p>
      <text:p text:style-name="P39">}<text:span text:style-name="T20">}}</text:span></text:p>
      <text:p text:style-name="P41"><text:soft-page-break/></text:p>
      <text:p text:style-name="P42">}</text:p>
      <text:p text:style-name="P41">@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2cm" fo:margin-top="0cm" fo:margin-bottom="0cm" table:align="center" style:writing-mode="lr-tb"/>
    </style:style>
    <style:style style:name="Πίνακας10.A" style:family="table-column">
      <style:table-column-properties style:column-width="0.984cm"/>
    </style:style>
    <style:style style:name="Πίνακας10.B" style:family="table-column">
      <style:table-column-properties style:column-width="7.595cm"/>
    </style:style>
    <style:style style:name="Πίνακας10.C" style:family="table-column">
      <style:table-column-properties style:column-width="5.704cm"/>
    </style:style>
    <style:style style:name="Πίνακας10.D" style:family="table-column">
      <style:table-column-properties style:column-width="2.916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7688c4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7688c4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paragraph-rsid="007688c4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paragraph-rsid="007688c4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7688c4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9" style:family="paragraph" style:parent-style-name="Standard">
      <style:text-properties fo:font-size="6pt" officeooo:paragraph-rsid="007688c4" style:font-size-asian="5.25pt" style:font-size-complex="6pt"/>
    </style:style>
    <style:style style:name="MT1" style:family="text">
      <style:text-properties fo:font-weight="bold" style:font-weight-asian="bold"/>
    </style:style>
    <style:style style:name="MT2" style:family="text">
      <style:text-properties style:font-name="Fira Sans1" fo:font-size="8pt" fo:language="en" fo:country="US" style:font-size-asian="8pt" style:font-size-complex="8pt"/>
    </style:style>
    <style:style style:name="MT3" style:family="text">
      <style:text-properties style:font-name="Fira Sans1" fo:font-size="8pt" style:font-size-asian="8pt" style:font-size-complex="8pt"/>
    </style:style>
    <style:style style:name="MT4" style:family="text">
      <style:text-properties style:font-name="Fira Sans1" fo:font-size="8pt" fo:font-weight="bold" style:font-size-asian="8pt" style:font-weight-asian="bold" style:font-size-complex="8pt"/>
    </style:style>
    <style:style style:name="M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6655006A5104D588.png" xlink:type="simple" xlink:show="embed" xlink:actuate="onLoad"/></draw:frame></text:p>
            </table:table-cell>
            <table:table-cell table:style-name="Πίνακας10.B1" office:value-type="string">
              <text:p text:style-name="MP3">ΥΠΟΥΡΓΕΙΟ ΥΓΕΙΑΣ</text:p>
              <text:p text:style-name="MP4">Κέντρο Ελέγχου και Πρόληψης Νοσημάτων (ΚΕΕΛΠΝΟ)</text:p>
              <text:p text:style-name="MP5">Τμήμα Επιδημιολογικής Επιτήρησης και Παρέμβασης</text:p>
            </table:table-cell>
            <table:table-cell table:style-name="Πίνακας10.C1" office:value-type="string">
              <text:p text:style-name="MP6">Για επικοινωνία: </text:p>
              <text:p text:style-name="MP6">Τηλ:<text:span text:style-name="MT1"> 210 5212 054, <text:s/></text:span>Φαξ:<text:span text:style-name="MT1"> 210 8818 868</text:span></text:p>
              <text:p text:style-name="MP7"><text:span text:style-name="MT2">E</text:span><text:span text:style-name="MT3">-</text:span><text:span text:style-name="MT2">mail</text:span><text:span text:style-name="MT3">:</text:span><text:span text:style-name="MT4"> </text:span><text:a xlink:type="simple" xlink:href="mailto:epid@keelpno.gr" text:style-name="Internet_20_link" text:visited-style-name="Visited_20_Internet_20_Link"><text:span text:style-name="MT5">epid</text:span></text:a><text:a xlink:type="simple" xlink:href="mailto:epid@keelpno.gr" text:style-name="Internet_20_link" text:visited-style-name="Visited_20_Internet_20_Link"><text:span text:style-name="MT4">@</text:span></text:a><text:a xlink:type="simple" xlink:href="mailto:epid@keelpno.gr" text:style-name="Internet_20_link" text:visited-style-name="Visited_20_Internet_20_Link"><text:span text:style-name="MT5">keelpno</text:span></text:a><text:a xlink:type="simple" xlink:href="mailto:epid@keelpno.gr" text:style-name="Internet_20_link" text:visited-style-name="Visited_20_Internet_20_Link"><text:span text:style-name="MT4">.</text:span></text:a><text:a xlink:type="simple" xlink:href="mailto:epid@keelpno.gr" text:style-name="Internet_20_link" text:visited-style-name="Visited_20_Internet_20_Link"><text:span text:style-name="MT5">gr</text:span></text:a></text:p>
            </table:table-cell>
            <table:table-cell table:style-name="Πίνακας10.D1" office:value-type="string">
              <text:p text:style-name="MP8">(Επιδημιολογική επιτήρηση βάσει</text:p>
              <text:p text:style-name="MP8">του Ν. 3370/2005)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0T09:24:26.189011678</dc:date>
    <dc:creator>Theodore Lytras</dc:creator>
    <meta:editing-duration>PT4H14M46S</meta:editing-duration>
    <meta:editing-cycles>89</meta:editing-cycles>
    <meta:generator>LibreOffice/5.1.5.1$Linux_X86_64 LibreOffice_project/10m0$Build-1</meta:generator>
    <meta:document-statistic meta:table-count="1" meta:image-count="1" meta:object-count="0" meta:page-count="6" meta:paragraph-count="120" meta:word-count="491" meta:character-count="5336" meta:non-whitespace-character-count="4956"/>
  </office:meta>
</office:document-meta>
</file>